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4.98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48pt" style:font-size-asian="48pt" style:font-size-complex="48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在线评测系统（python）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利用Python实现在线评测系统的简单实验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4.783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目录</text:p>
          </draw:text-box>
        </draw:frame>
        <draw:frame presentation:style-name="pr4" draw:layer="layout" svg:width="30.226cm" svg:height="13.208cm" svg:x="1.016cm" svg:y="5.588cm" presentation:class="outline" presentation:user-transformed="true">
          <draw:text-box>
            <text:list text:style-name="L3">
              <text:list-item>
                <text:p>简单描述</text:p>
              </text:list-item>
              <text:list-item>
                <text:p>设计思路</text:p>
              </text:list-item>
              <text:list-item>
                <text:p>代码详解</text:p>
              </text:list-item>
              <text:list-item>
                <text:p>改进提高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评测程序是做什么的？</text:p>
          </draw:text-box>
        </draw:frame>
        <draw:frame presentation:style-name="pr7" draw:layer="layout" svg:width="30.086cm" svg:height="14.986cm" svg:x="1.664cm" svg:y="5.08cm" presentation:class="outline" presentation:user-transformed="true">
          <draw:text-box>
            <text:p>评测程序就是对用户提交的代码进行编译，然后执行，将执行结果和OJ后台正确的测试数据进行比较，如果答案和后台数据完全相同就是AC(Accept)，也就是你的程序是正确的。否则返回错误信息，稍后会详细讲解。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19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评测系统的整体架构</text:p>
          </draw:text-box>
        </draw:frame>
        <draw:frame presentation:style-name="pr7" draw:layer="layout" svg:width="21.683cm" svg:height="11.576cm" svg:x="2.701cm" svg:y="5.334cm" presentation:class="outline" presentation:user-transformed="true">
          <draw:text-box>
            <text:list text:style-name="L3">
              <text:list-item>
                <text:p>我们以数据库为中心，前台页面从数据库获取题目、比赛列表在浏览器上显示，用户通过浏览器提交的代码直接保存到数据库。</text:p>
              </text:list-item>
              <text:list-item>
                <text:p>评测程序负责从数据库中取出用户刚刚提交的代码，保存到文件，然后编译，执行，评判，最后将评判结果写回数据库。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Compile（编译）</text:p>
          </draw:text-box>
        </draw:frame>
        <draw:frame presentation:style-name="pr9" draw:text-style-name="P5" draw:layer="layout" svg:width="30.086cm" svg:height="14.986cm" svg:x="1.664cm" svg:y="5.08cm" presentation:class="subtitle" presentation:user-transformed="true">
          <draw:text-box>
            <text:p text:style-name="P4"><text:span text:style-name="T4">根据不同的编程语言，选择不同的编译器。我的评测程序支持多种编程语言。编译实际上就是调用外部编译器对代码进行编译，我们需要获取编译信息，如果编译错误，需要将错误信息保存到数据库。</text:span></text:p>
            <text:p text:style-name="P4"><text:span text:style-name="T4"/></text:p>
            <text:p text:style-name="P4"><text:span text:style-name="T4">调用外部程序可以使用</text:span><text:span text:style-name="T4">python</text:span><text:span text:style-name="T4">的</text:span><text:span text:style-name="T4">subprocess</text:span><text:span text:style-name="T4">模块，这个模块非常强大。</text:span><text:span text:style-name="T5">里面有个</text:span><text:span text:style-name="T5">Popen</text:span><text:span text:style-name="T5">方法，执行外部程序</text:span><text:span text:style-name="T4">。</text:span><text:span text:style-name="T5">设置</text:span><text:span text:style-name="T5">shell=True</text:span><text:span text:style-name="T5">我们就能以</text:span><text:span text:style-name="T5">shell</text:span><text:span text:style-name="T5">方式去执行命令。可以使用</text:span><text:span text:style-name="T5">cwd</text:span><text:span text:style-name="T5">指定工作目录</text:span><text:span text:style-name="T4">，获取程序的外部输出可以使用管道</text:span><text:span text:style-name="T4">PIPE</text:span><text:span text:style-name="T4">，调用</text:span><text:span text:style-name="T4">communicate()</text:span><text:span text:style-name="T4">方法可以可以获取外部程序的输出信息，也就是编译错误信息。</text:span></text:p>
            <text:p text:style-name="P4"><text:span text:style-name="T4"/></text:p>
            <text:p text:style-name="P4"><text:span text:style-name="T4">可以根据编译程序的返回值来判断编译是否成功，一般来说，返回值为</text:span><text:span text:style-name="T4">0</text:span><text:span text:style-name="T4">表示编译成功。</text:span></text:p>
            <text:p text:style-name="P4"><text:span text:style-name="T4"/></text:p>
            <text:p text:style-name="P4"><text:span text:style-name="T4">根据官方文档设置</text:span><text:span text:style-name="T4">gcc</text:span><text:span text:style-name="T4">和</text:span><text:span text:style-name="T4">g++</text:span><text:span text:style-name="T4">的编译参数（机器上必须安装相应的环境），这里只是以</text:span><text:span text:style-name="T4">C++</text:span><text:span text:style-name="T4">和</text:span><text:span text:style-name="T4">C</text:span><text:span text:style-name="T4">这两个编译型语言为例。</text:span></text:p>
            <text:p text:style-name="P4"><text:span text:style-name="T4"/></text:p>
            <text:p text:style-name="P4"><text:span text:style-name="T4">评测程序是可以扩展的，如果想再加其他编程语言，只要知道编译参数，知道如何执行，配置好编译器和运行时环境，在评测程序里面加上就能编译和评测。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Judge（判断）</text:p>
          </draw:text-box>
        </draw:frame>
        <draw:frame presentation:style-name="pr9" draw:text-style-name="P6" draw:layer="layout" svg:width="30.086cm" svg:height="14.986cm" svg:x="1.664cm" svg:y="5.08cm" presentation:class="subtitle">
          <draw:text-box>
            <text:p>总结一下错误的出现顺序：</text:p>
            <text:p/>
            <text:p>Compile Error -&gt; Memory Limit Exceeded = Time Limit Exceeded = Runtime Error -&gt; Wrong Answer -&gt; Output Limit Exceeded -&gt;Presentation Error -&gt; Accepted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Time &amp; Memory（时间和内存）</text:p>
          </draw:text-box>
        </draw:frame>
        <draw:frame presentation:style-name="pr9" draw:text-style-name="P8" draw:layer="layout" svg:width="30.086cm" svg:height="14.986cm" svg:x="1.664cm" svg:y="5.08cm" presentation:class="subtitle" presentation:user-transformed="true">
          <draw:text-box>
            <text:p text:style-name="P7"><text:span text:style-name="T6">程序的基本原理是：先用多进程库</text:span><text:span text:style-name="T6">subprocess</text:span><text:span text:style-name="T6">的</text:span><text:span text:style-name="T6">Popen</text:span><text:span text:style-name="T6">函数去创建一个新的进程，获取其进程号</text:span><text:span text:style-name="T6">(pid)</text:span><text:span text:style-name="T6">，然后用主线程去监测这个进程，主要是监测实时的内存信息。通过比较函数，获得程序的执行期间的最大内存（</text:span><text:span text:style-name="T6">linux</text:span><text:span text:style-name="T6">中的</text:span><text:span text:style-name="T6">RSS</text:span><text:span text:style-name="T6">）。什么时候停止呢？有四种情况：</text:span></text:p>
            <text:p text:style-name="P7"><text:span text:style-name="T6"/></text:p>
            <text:p text:style-name="P7"><text:span text:style-name="T6">程序运行完正常结束。这个我们可以通过 </text:span><text:span text:style-name="T6">subprocess.Popen</text:span><text:span text:style-name="T6">里面的</text:span><text:span text:style-name="T6">poll</text:span><text:span text:style-name="T6">方法来检测，如果为</text:span><text:span text:style-name="T6">0,</text:span><text:span text:style-name="T6">则代表程序正常结束。</text:span></text:p>
            <text:p text:style-name="P7"><text:span text:style-name="T6">程序执行时间超过了规定的最大执行时间（预先定义的</text:span><text:span text:style-name="T6">max_time </text:span><text:span text:style-name="T6">值），用</text:span><text:span text:style-name="T6">terminate</text:span><text:span text:style-name="T6">方法强制程序终止</text:span></text:p>
            <text:p text:style-name="P7"><text:span text:style-name="T6">程序执行内存超过了规定的最大内存（预先定义的</text:span><text:span text:style-name="T6">max_memory </text:span><text:span text:style-name="T6">值），</text:span><text:span text:style-name="T6">terminate</text:span><text:span text:style-name="T6">强制终止。</text:span></text:p>
            <text:p text:style-name="P7"><text:span text:style-name="T6">程序执行期间出现错误，异常退出了，这时候我们通过检查这个</text:span><text:span text:style-name="T6">pid</text:span><text:span text:style-name="T6">的时候就会发现不存在。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演示链接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3">
              <text:list-item>
                <text:p>详细代码：</text:p>
              </text:list-item>
              <text:list-item>
                <text:p><text:a xlink:href="https://blog.csdn.net/qq_29980371/article/details/79614970" xlink:type="simple">https://blog.csdn.net/qq_29980371/article/details/79614970</text:a></text:p>
              </text:list-item>
              <text:list-item>
                <text:p>测试网址：</text:p>
              </text:list-item>
              <text:list-item>
                <text:p><text:a xlink:href="http://210.30.1.140/" xlink:type="simple">http://210.30.1.140/</text:a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系统改进</text:p>
          </draw:text-box>
        </draw:frame>
        <draw:frame presentation:style-name="pr7" draw:text-style-name="P9" draw:layer="layout" svg:width="30.086cm" svg:height="14.986cm" svg:x="1.664cm" svg:y="5.08cm" presentation:class="outline">
          <draw:text-box>
            <text:list text:style-name="L3">
              <text:list-item>
                <text:p text:style-name="P9"><text:span text:style-name="T7">代码细节</text:span></text:p>
              </text:list-item>
              <text:list-item>
                <text:p text:style-name="P9"><text:span text:style-name="T7">安全性问题</text:span></text:p>
              </text:list-item>
              <text:list-item>
                <text:p text:style-name="P9"><text:span text:style-name="T7">多线程或多进程</text:span></text:p>
              </text:list-item>
              <text:list-item>
                <text:p text:style-name="P9"><text:span text:style-name="T7">分布式评测服务器集群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编号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编号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3:24:32.266823944</meta:creation-date>
    <meta:editing-duration>PT6M38S</meta:editing-duration>
    <meta:editing-cycles>2</meta:editing-cycles>
    <meta:generator>LibreOffice/5.3.1.2$Linux_X86_64 LibreOffice_project/30m0$Build-2</meta:generator>
    <dc:date>2018-03-23T14:25:40.480273855</dc:date>
    <meta:document-statistic meta:object-count="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